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12.77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4.366cm"/>
    </style:style>
    <style:style style:name="Tabela2.B" style:family="table-column">
      <style:table-column-properties style:column-width="6.35cm"/>
    </style:style>
    <style:style style:name="Tabela2.C" style:family="table-column">
      <style:table-column-properties style:column-width="6.297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able_20_Contents">
      <style:text-properties style:font-size-asian="10.5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7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8" style:family="paragraph" style:parent-style-name="Standard" style:list-style-name="L7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Heading_20_1">
      <style:paragraph-properties fo:text-align="start" style:justify-single-word="false"/>
    </style:style>
    <style:style style:name="P22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23" style:family="paragraph" style:parent-style-name="Table_20_Contents" style:list-style-name="L1"/>
    <style:style style:name="P24" style:family="paragraph" style:parent-style-name="Table_20_Contents" style:list-style-name="L1">
      <style:text-properties style:font-size-asian="10.5pt"/>
    </style:style>
    <style:style style:name="P25" style:family="paragraph" style:parent-style-name="Table_20_Contents" style:list-style-name="L2">
      <style:text-properties style:font-size-asian="10.5pt"/>
    </style:style>
    <style:style style:name="P26" style:family="paragraph" style:parent-style-name="Table_20_Contents" style:list-style-name="L3">
      <style:text-properties style:font-size-asian="10.5pt"/>
    </style:style>
    <style:style style:name="P27" style:family="paragraph" style:parent-style-name="Table_20_Contents" style:list-style-name="L4">
      <style:text-properties style:font-size-asian="10.5pt"/>
    </style:style>
    <style:style style:name="P28" style:family="paragraph" style:parent-style-name="Table_20_Contents" style:list-style-name="L5">
      <style:text-properties style:font-size-asian="10.5pt"/>
    </style:style>
    <style:style style:name="P29" style:family="paragraph" style:parent-style-name="Table_20_Contents" style:list-style-name="L6">
      <style:text-properties style:font-size-asian="10.5pt"/>
    </style:style>
    <style:style style:name="P30" style:family="paragraph" style:parent-style-name="Table_20_Contents" style:list-style-name="L2"/>
    <style:style style:name="P31" style:family="paragraph" style:parent-style-name="Table_20_Contents" style:list-style-name="L3"/>
    <style:style style:name="P32" style:family="paragraph" style:parent-style-name="Table_20_Contents" style:list-style-name="L4"/>
    <style:style style:name="P33" style:family="paragraph" style:parent-style-name="Table_20_Contents" style:list-style-name="L5"/>
    <style:style style:name="P34" style:family="paragraph" style:parent-style-name="Table_20_Contents" style:list-style-name="L6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0">JAKUB KAPUŚCIK</text:p>
      <text:p text:style-name="P10">PORTAL AUKCYJNY DLA USŁUG IT</text:p>
      <text:p text:style-name="P10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1">Praca dyplomowa napisana pod kierunkiem </text:p>
      <text:p text:style-name="P11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3" text:relative-tab-stop-position="false">
          <text:index-title-template text:style-name="Contents_20_Heading">Spis treści</text:index-title-template>
          <text:table-of-content-entry-template text:outline-level="1" text:style-name="Contents_20_1"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12">1. Cel pracy<text:tab/>3</text:p>
          <text:p text:style-name="P12">2. Analiza wymagań<text:tab/>3</text:p>
          <text:p text:style-name="P13"><text:s/>2.1 Wymagania funkcjonalne<text:tab/>3</text:p>
          <text:p text:style-name="P13"><text:s/>2.2 Wymagania niefunkcjonalne<text:tab/>3</text:p>
          <text:p text:style-name="P13"><text:s/>2.3 Słownik<text:tab/>4</text:p>
          <text:p text:style-name="P12">3. Podobne rozwiązania<text:tab/>5</text:p>
          <text:p text:style-name="P12">4. Użyte technologie<text:tab/>5</text:p>
          <text:p text:style-name="P13"><text:s/>4.1 Ruby<text:tab/>5</text:p>
          <text:p text:style-name="P13"><text:s/>4.2 Rails<text:tab/>5</text:p>
          <text:p text:style-name="P13"><text:s/>4.3 MySQL<text:tab/>5</text:p>
          <text:p text:style-name="P13"><text:s/>4.4 WEBrick<text:tab/>5</text:p>
          <text:p text:style-name="P12">5. Projekt modułu<text:tab/>5</text:p>
          <text:p text:style-name="P13"><text:s/>5.1 Przypadki użycia<text:tab/>5</text:p>
          <text:p text:style-name="P13"><text:s/>5.2 Schemat bazy danych<text:tab/>5</text:p>
          <text:p text:style-name="P13"><text:s/>5.3 Diagram klas<text:tab/>5</text:p>
          <text:p text:style-name="P12">6. Specyfikacja zewnętrzna<text:tab/>5</text:p>
          <text:p text:style-name="P13"><text:s/>6.1 Instalacja środowiska<text:tab/>5</text:p>
          <text:p text:style-name="P14"><text:s/>6.1.1 Platforma Windows<text:tab/>5</text:p>
          <text:p text:style-name="P14"><text:s/>6.1.2 Platforma Linux<text:tab/>5</text:p>
          <text:p text:style-name="P14"><text:s/>6.1.3 Konfiguracja<text:tab/>5</text:p>
          <text:p text:style-name="P13"><text:s/>6.2 Interfejs użytkownika<text:tab/>5</text:p>
          <text:p text:style-name="P14"><text:s/>6.2.1 Indeks projektów<text:tab/>5</text:p>
          <text:p text:style-name="P14"><text:s/>6.2.2 Informacje<text:tab/>5</text:p>
          <text:p text:style-name="P14"><text:s/>6.2.3 Zaproszenia<text:tab/>5</text:p>
          <text:p text:style-name="P14"><text:s/>6.2.4 Członkowie<text:tab/>6</text:p>
          <text:p text:style-name="P14"><text:s/>6.2.5 Zadania<text:tab/>6</text:p>
          <text:p text:style-name="P14"><text:s/>6.2.6 Pliki<text:tab/>6</text:p>
          <text:p text:style-name="P14"><text:s/>6.2.7 Forum<text:tab/>6</text:p>
          <text:p text:style-name="P12">7. Analiza wewnętrzna<text:tab/>6</text:p>
          <text:p text:style-name="P13"><text:s/>7.1 Struktura folderów<text:tab/>6</text:p>
          <text:p text:style-name="P13"><text:s/>7.2 Modele<text:tab/>6</text:p>
          <text:p text:style-name="P13"><text:s/>7.3 Controllery<text:tab/>6</text:p>
          <text:p text:style-name="P13"><text:s/>7.4 Helpery<text:tab/>6</text:p>
          <text:p text:style-name="P12">8. Podsumowanie<text:tab/>6</text:p>
        </text:index-body>
      </text:table-of-content>
      <text:p text:style-name="Standard"/>
      <text:p text:style-name="Standard"/>
      <text:h text:style-name="P21" text:outline-level="1"><text:soft-page-break/>Cel pracy</text:h>
      <text:h text:style-name="P21" text:outline-level="1">Analiza wymagań</text:h>
      <text:h text:style-name="Heading_20_2" text:outline-level="2">Wymagania funkcjonalne</text:h>
      <text:p text:style-name="Text_20_body">Moduł projektów pod względem funkcjonalność będzie dzielić się na siedem mniejszych części przedstawionych w poniższej tabeli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Nazwa</text:p>
          </table:table-cell>
          <table:table-cell table:style-name="Tabela1.B1" office:value-type="string">
            <text:p text:style-name="P16">Opis</text:p>
          </table:table-cell>
        </table:table-row>
        <table:table-row>
          <table:table-cell table:style-name="Tabela1.A2" office:value-type="string">
            <text:p text:style-name="P15">Indeks projektów</text:p>
          </table:table-cell>
          <table:table-cell table:style-name="Tabela1.B2" office:value-type="string">
            <text:p text:style-name="Table_20_Contents">Lista wszystkich projektów, w których bierze udział użytkownik wraz z podstawowymi informacjami o każdym projekcie.</text:p>
          </table:table-cell>
        </table:table-row>
        <table:table-row>
          <table:table-cell table:style-name="Tabela1.A2" office:value-type="string">
            <text:p text:style-name="P15">Informacje o projekcie</text:p>
          </table:table-cell>
          <table:table-cell table:style-name="Tabela1.B2" office:value-type="string">
            <text:p text:style-name="Table_20_Contents">Zestawienie najważniejszych informacji o projekcie.</text:p>
          </table:table-cell>
        </table:table-row>
        <table:table-row>
          <table:table-cell table:style-name="Tabela1.A2" office:value-type="string">
            <text:p text:style-name="P15">Zaproszenia</text:p>
          </table:table-cell>
          <table:table-cell table:style-name="Tabela1.B2" office:value-type="string">
            <text:p text:style-name="P15">Lista zaproszeń wysłanych innym użytkownikom portalu.</text:p>
          </table:table-cell>
        </table:table-row>
        <table:table-row>
          <table:table-cell table:style-name="Tabela1.A2" office:value-type="string">
            <text:p text:style-name="P15">Członkowie projektu</text:p>
          </table:table-cell>
          <table:table-cell table:style-name="Tabela1.B2" office:value-type="string">
            <text:p text:style-name="P15">Lista wszystkich użytkowników biorących udział w danym projekcie.</text:p>
          </table:table-cell>
        </table:table-row>
        <table:table-row>
          <table:table-cell table:style-name="Tabela1.A2" office:value-type="string">
            <text:p text:style-name="P15">Zadania</text:p>
          </table:table-cell>
          <table:table-cell table:style-name="Tabela1.B2" office:value-type="string">
            <text:p text:style-name="P15">Lista zadań dostępnych projekcie.</text:p>
          </table:table-cell>
        </table:table-row>
        <table:table-row>
          <table:table-cell table:style-name="Tabela1.A2" office:value-type="string">
            <text:p text:style-name="P15">Pliki</text:p>
          </table:table-cell>
          <table:table-cell table:style-name="Tabela1.B2" office:value-type="string">
            <text:p text:style-name="P15">Lista plików należących do projektu.</text:p>
          </table:table-cell>
        </table:table-row>
        <table:table-row>
          <table:table-cell table:style-name="Tabela1.A2" office:value-type="string">
            <text:p text:style-name="P15">Forum</text:p>
          </table:table-cell>
          <table:table-cell table:style-name="Tabela1.B2" office:value-type="string">
            <text:p text:style-name="P15">Forum projektu</text:p>
          </table:table-cell>
        </table:table-row>
      </table:table>
      <text:p text:style-name="Table">Tabela <text:sequence text:ref-name="refTable0" text:name="Table" text:formula="ooow:Table+1" style:num-format="1">1</text:sequence>: Części modułu projektów.</text:p>
      <text:p text:style-name="Text_20_body"/>
      <text:p text:style-name="Text_20_body">Funkcjonalność oferowana przez każdą cześć uzależniona jest od roli użytkownika w projekcie. W projekcie wyróżniamy dwie główne role Gościa oraz Moderatora.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table:number-rows-spanned="2" office:value-type="string">
            <text:p text:style-name="P16">Nazwa</text:p>
          </table:table-cell>
          <table:table-cell table:style-name="Tabela2.B1" table:number-columns-spanned="2" office:value-type="string">
            <text:p text:style-name="P16">Oferowana funkcjonalność dl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6">Gościa</text:p>
          </table:table-cell>
          <table:table-cell table:style-name="Tabela2.C2" office:value-type="string">
            <text:p text:style-name="P16">Moderatora</text:p>
          </table:table-cell>
        </table:table-row>
        <table:table-row>
          <table:table-cell table:style-name="Tabela2.B2" office:value-type="string">
            <text:p text:style-name="P15">Informacje o projekcie</text:p>
          </table:table-cell>
          <table:table-cell table:style-name="Tabela2.B2" office:value-type="string">
            <text:list xml:id="list1700468083" text:style-name="L1">
              <text:list-item>
                <text:p text:style-name="P23">Wyświetlanie szczegółowych informacji o projekcie</text:p>
              </text:list-item>
            </text:list>
          </table:table-cell>
          <table:table-cell table:style-name="Tabela2.C2" office:value-type="string">
            <text:list xml:id="list1027234897" text:continue-numbering="true" text:style-name="L1">
              <text:list-item>
                <text:p text:style-name="P24">Wyświetlanie szczegółowych informacji o projekcie</text:p>
              </text:list-item>
              <text:list-item>
                <text:p text:style-name="P24">Edycja opisu projektu</text:p>
              </text:list-item>
            </text:list>
          </table:table-cell>
        </table:table-row>
        <table:table-row>
          <table:table-cell table:style-name="Tabela2.B2" office:value-type="string">
            <text:p text:style-name="P15">Zaproszenia</text:p>
          </table:table-cell>
          <table:table-cell table:style-name="Tabela2.B2" office:value-type="string">
            <text:list xml:id="list312736161" text:style-name="L2">
              <text:list-item>
                <text:p text:style-name="P30">Wyświetlanie listy użytkowników zaproszonych do projektu</text:p>
              </text:list-item>
            </text:list>
          </table:table-cell>
          <table:table-cell table:style-name="Tabela2.C2" office:value-type="string">
            <text:list xml:id="list334402096" text:continue-numbering="true" text:style-name="L2">
              <text:list-item>
                <text:p text:style-name="P25">Wyświetlanie listy użytkowników zaproszonych do projektu</text:p>
              </text:list-item>
              <text:list-item>
                <text:p text:style-name="P25">Wysyłanie zaproszeń.</text:p>
              </text:list-item>
              <text:list-item>
                <text:p text:style-name="P25">Anulowanie wysłanych zaproszeń.</text:p>
              </text:list-item>
              <text:list-item>
                <text:p text:style-name="P25">Usuwanie zaproszeń.</text:p>
              </text:list-item>
            </text:list>
          </table:table-cell>
        </table:table-row>
        <table:table-row>
          <table:table-cell table:style-name="Tabela2.B2" office:value-type="string">
            <text:p text:style-name="P15">Członkowie projektu</text:p>
          </table:table-cell>
          <table:table-cell table:style-name="Tabela2.B2" office:value-type="string">
            <text:list xml:id="list704679299" text:style-name="L3">
              <text:list-item>
                <text:p text:style-name="P31">Wyświetlanie listy użytkowników projektu wraz z rolą w projekcie.</text:p>
              </text:list-item>
            </text:list>
          </table:table-cell>
          <table:table-cell table:style-name="Tabela2.C2" office:value-type="string">
            <text:list xml:id="list524745832" text:continue-numbering="true" text:style-name="L3">
              <text:list-item>
                <text:p text:style-name="P26">Wyświetlanie listy użytkowników projektu wraz z rolą w projekcie.</text:p>
              </text:list-item>
              <text:list-item>
                <text:p text:style-name="P26">Edycja roli użytkownika.</text:p>
              </text:list-item>
              <text:list-item>
                <text:p text:style-name="P26">Wydalenie użytkownika z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5">Zadania</text:p>
          </table:table-cell>
          <table:table-cell table:style-name="Tabela2.B2" office:value-type="string">
            <text:list xml:id="list601524366" text:style-name="L4">
              <text:list-item>
                <text:p text:style-name="P32">Wyświetlanie listy dostępnych zadań w projekcie.</text:p>
              </text:list-item>
              <text:list-item>
                <text:p text:style-name="P32">Pobranie wolnego zadania do wykonania</text:p>
              </text:list-item>
              <text:list-item>
                <text:p text:style-name="P32">Zwrócenie pobranego zadania do puli wolnych zadań</text:p>
              </text:list-item>
            </text:list>
          </table:table-cell>
          <table:table-cell table:style-name="Tabela2.C2" office:value-type="string">
            <text:list xml:id="list1524201072" text:continue-numbering="true" text:style-name="L4">
              <text:list-item>
                <text:p text:style-name="P27">Wyświetlanie listy dostępnych zadań w projekcie.</text:p>
              </text:list-item>
              <text:list-item>
                <text:p text:style-name="P27">Akceptacja wykonanego zadania.</text:p>
              </text:list-item>
              <text:list-item>
                <text:p text:style-name="P27">Dodawanie zadań.</text:p>
              </text:list-item>
              <text:list-item>
                <text:p text:style-name="P27">Edycja zadań.</text:p>
              </text:list-item>
              <text:list-item>
                <text:p text:style-name="P27">Usuwanie zadań.</text:p>
              </text:list-item>
            </text:list>
          </table:table-cell>
        </table:table-row>
        <table:table-row>
          <table:table-cell table:style-name="Tabela2.B2" office:value-type="string">
            <text:p text:style-name="P15">Pliki</text:p>
          </table:table-cell>
          <table:table-cell table:style-name="Tabela2.B2" office:value-type="string">
            <text:list xml:id="list964618405" text:style-name="L5">
              <text:list-item>
                <text:p text:style-name="P33">Wyświetlanie listy plików.</text:p>
              </text:list-item>
              <text:list-item>
                <text:p text:style-name="P33">Pobieranie plików.</text:p>
              </text:list-item>
            </text:list>
          </table:table-cell>
          <table:table-cell table:style-name="Tabela2.C2" office:value-type="string">
            <text:list xml:id="list1991399506" text:continue-numbering="true" text:style-name="L5">
              <text:list-item>
                <text:p text:style-name="P33">Wyświetlanie listy plików.</text:p>
              </text:list-item>
              <text:list-item>
                <text:p text:style-name="P28">Pobieranie plików.</text:p>
              </text:list-item>
              <text:list-item>
                <text:p text:style-name="P28">Dodawanie plików.</text:p>
              </text:list-item>
              <text:list-item>
                <text:p text:style-name="P28">Usuwanie plików.</text:p>
              </text:list-item>
              <text:list-item>
                <text:p text:style-name="P28">Edycja opisu pliku.</text:p>
              </text:list-item>
            </text:list>
          </table:table-cell>
        </table:table-row>
        <table:table-row>
          <table:table-cell table:style-name="Tabela2.B2" office:value-type="string">
            <text:p text:style-name="P15">Forum</text:p>
          </table:table-cell>
          <table:table-cell table:style-name="Tabela2.B2" office:value-type="string">
            <text:list xml:id="list285054957" text:style-name="L6">
              <text:list-item>
                <text:p text:style-name="P34">Wyświetlanie tematów i postów.</text:p>
              </text:list-item>
              <text:list-item>
                <text:p text:style-name="P34">Tworzenie tematów.</text:p>
              </text:list-item>
              <text:list-item>
                <text:p text:style-name="P34">Edycja tematów stworzonych przez siebie</text:p>
              </text:list-item>
              <text:list-item>
                <text:p text:style-name="P34">Dodawanie postów.</text:p>
              </text:list-item>
              <text:list-item>
                <text:p text:style-name="P34"><text:soft-page-break/>Edycja dodanych przez siebie postów.</text:p>
              </text:list-item>
            </text:list>
          </table:table-cell>
          <table:table-cell table:style-name="Tabela2.C2" office:value-type="string">
            <text:list xml:id="list589803569" text:continue-numbering="true" text:style-name="L6">
              <text:list-item>
                <text:p text:style-name="P34">Wyświetlanie tematów i postów.</text:p>
              </text:list-item>
              <text:list-item>
                <text:p text:style-name="P29">Tworzenie tematów.</text:p>
              </text:list-item>
              <text:list-item>
                <text:p text:style-name="P29">Edycja tematów.</text:p>
              </text:list-item>
              <text:list-item>
                <text:p text:style-name="P29">Usuwanie tematów.</text:p>
              </text:list-item>
              <text:list-item>
                <text:p text:style-name="P29">Dodawanie postów.</text:p>
              </text:list-item>
              <text:list-item>
                <text:p text:style-name="P29"><text:soft-page-break/>Edycja postów.</text:p>
              </text:list-item>
              <text:list-item>
                <text:p text:style-name="P29">Usuwanie postów.</text:p>
              </text:list-item>
            </text:list>
          </table:table-cell>
        </table:table-row>
      </table:table>
      <text:p text:style-name="Table">Tabela <text:sequence text:ref-name="refTable1" text:name="Table" text:formula="ooow:Table+1" style:num-format="1">2</text:sequence>: Funkcjonalność cześć modułu projektów.</text:p>
      <text:p text:style-name="Text_20_body"/>
      <text:p text:style-name="Text_20_body">Część indeksu projektów została pominięta w tabeli ze względu na to że oferuje jedynie wyświetlanie projektów, w których bierze udział użytkownik.</text:p>
      <text:h text:style-name="Heading_20_2" text:outline-level="2">Wymagania niefunkcjonalne</text:h>
      <text:list xml:id="list1389773017" text:style-name="L7">
        <text:list-item>
          <text:p text:style-name="P19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19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 text:style-name="P18"><text:span text:style-name="T1">Wieloplatformowość</text:span> – technologie, o które aplikacja zostanie oparta powinny być dostępne na największych platformach systemowych takich jak: Microsoft Windows, Linux czy Mac OS X. Pozwoli to na uruchomienie środowiska aplikacji na zdecydowanej większości komputerów.</text:p>
        </text:list-item>
      </text:list>
      <text:h text:style-name="Heading_20_2" text:outline-level="2">Słownik</text:h>
      <text:list xml:id="list1198737906" text:style-name="L8">
        <text:list-item>
          <text:p text:style-name="P20">Użytkownik – osoba zarejestrowana w serwisie.</text:p>
        </text:list-item>
        <text:list-item>
          <text:p text:style-name="P20">Członek projektu – użytkownik, który zaakceptował zaproszenie do projektu.</text:p>
        </text:list-item>
        <text:list-item>
          <text:p text:style-name="P20">Rola – schemat uprawnień użytkownika w projekcie.</text:p>
        </text:list-item>
        <text:list-item>
          <text:p text:style-name="P20">Gość – członek projektu nieposiadający uprawnień do edycji.</text:p>
        </text:list-item>
        <text:list-item>
          <text:p text:style-name="P20">Moderator – członek projektu posiadający uprawnienia do edycji w jednej/wielu częściach projektu.</text:p>
        </text:list-item>
        <text:list-item>
          <text:p text:style-name="P20">Zaproszenie – prywatna wiadomość w serwisie informująca o możliwości dołączenia do projektu z proponowaną rolą.</text:p>
        </text:list-item>
        <text:list-item>
          <text:p text:style-name="P20"><text:soft-page-break/>Zadanie – opisuje funkcjonalność do zrealizowania. Każde zadanie może być realizowane tylko przez jednego członka projektu.</text:p>
        </text:list-item>
      </text:list>
      <text:h text:style-name="P22" text:outline-level="1"><text:soft-page-break/>Podobne rozwiązania</text:h>
      <text:h text:style-name="P22" text:outline-level="1">Użyte technologie</text:h>
      <text:h text:style-name="Heading_20_2" text:outline-level="2">Ruby</text:h>
      <text:h text:style-name="Heading_20_2" text:outline-level="2">Rails</text:h>
      <text:h text:style-name="Heading_20_2" text:outline-level="2">MySQL</text:h>
      <text:h text:style-name="Heading_20_2" text:outline-level="2">WEBrick</text:h>
      <text:h text:style-name="P21" text:outline-level="1">Projekt modułu</text:h>
      <text:h text:style-name="Heading_20_2" text:outline-level="2">Przypadki użycia</text:h>
      <text:h text:style-name="Heading_20_2" text:outline-level="2">Schemat bazy danych</text:h>
      <text:h text:style-name="Heading_20_2" text:outline-level="2">Diagram klas</text:h>
      <text:h text:style-name="P21" text:outline-level="1">Specyfikacja zewnętrzna</text:h>
      <text:h text:style-name="Heading_20_2" text:outline-level="2">Instalacja środowiska</text:h>
      <text:h text:style-name="Heading_20_3" text:outline-level="3">Platforma Windows</text:h>
      <text:h text:style-name="Heading_20_3" text:outline-level="3">Platforma Linux</text:h>
      <text:h text:style-name="Heading_20_3" text:outline-level="3">Konfiguracja</text:h>
      <text:h text:style-name="Heading_20_2" text:outline-level="2">Interfejs użytkownika</text:h>
      <text:h text:style-name="Heading_20_3" text:outline-level="3">Indeks projektów</text:h>
      <text:h text:style-name="Heading_20_3" text:outline-level="3">Informacje</text:h>
      <text:h text:style-name="Heading_20_3" text:outline-level="3">Zaproszenia</text:h>
      <text:h text:style-name="Heading_20_3" text:outline-level="3"><text:soft-page-break/>Członkowie</text:h>
      <text:h text:style-name="Heading_20_3" text:outline-level="3">Zadania</text:h>
      <text:h text:style-name="Heading_20_3" text:outline-level="3">Pliki</text:h>
      <text:h text:style-name="Heading_20_3" text:outline-level="3">Forum</text:h>
      <text:h text:style-name="P21" text:outline-level="1">Analiz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21" text:outline-level="1">Podsumowani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.76cm" fo:margin-right="0cm" fo:text-indent="-0.76cm" style:auto-text-indent="false" style:page-number="auto" style:vertical-align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07T19:03:10</dc:date>
    <dc:creator>Jakub Kapuścik</dc:creator>
    <meta:editing-duration>PT7H34M9S</meta:editing-duration>
    <meta:editing-cycles>30</meta:editing-cycles>
    <meta:generator>LibreOffice/3.3$Unix LibreOffice_project/330m19$Build-202</meta:generator>
    <meta:document-statistic meta:table-count="2" meta:image-count="0" meta:object-count="0" meta:page-count="8" meta:paragraph-count="161" meta:word-count="747" meta:character-count="5174"/>
  </office:meta>
</office:document-meta>
</file>